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2" style:family="graphic" style:parent-style-name="standard">
      <style:graphic-properties draw:stroke="dash" draw:stroke-dash="Line_20_with_20_Fine_20_Dots" svg:stroke-color="#2c001e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5" style:family="graphic" style:parent-style-name="measure">
      <style:graphic-properties svg:stroke-width="0.254cm" draw:marker-start-width="0.581cm" draw:marker-end-width="0.581cm" draw:textarea-vertical-align="middle"/>
    </style:style>
    <style:style style:name="gr6" style:family="graphic" style:parent-style-name="standard">
      <style:graphic-properties draw:fill="solid" draw:fill-color="#0000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8080" draw:opacity="100%" draw:textarea-horizontal-align="justify" draw:textarea-vertical-align="middle" draw:auto-grow-height="false" fo:min-height="0cm" fo:min-width="0cm" draw:shadow-opacity="100%"/>
    </style:style>
    <style:style style:name="gr8" style:family="graphic" style:parent-style-name="standard">
      <style:graphic-properties draw:fill="solid" draw:fill-color="#aecf00" draw:opacity="100%" draw:textarea-horizontal-align="justify" draw:textarea-vertical-align="middle" draw:auto-grow-height="false" fo:min-height="0cm" fo:min-width="0cm" draw:shadow-opacity="100%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277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0pt" fo:font-weight="bold" style:font-size-asian="30pt" style:font-size-complex="30pt"/>
    </style:style>
    <style:style style:name="P4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line-height="100%" fo:text-align="end"/>
    </style:style>
    <style:style style:name="P6" style:family="paragraph">
      <style:paragraph-properties fo:line-height="100%" fo:text-align="end"/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size="30pt" fo:font-weight="bold" style:font-size-asian="30pt" style:font-size-complex="30pt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8.923cm" svg:x="12.26cm" svg:y="13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77cm" svg:height="36.703cm" svg:x="11.271cm" svg:y="0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4.191cm" svg:x="12.795cm" svg:y="32.623cm">
          <text:p text:style-name="P2"><text:span text:style-name="T1">E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477cm" svg:height="36.703cm" svg:x="17.748cm" svg:y="0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477cm" svg:height="36.703cm" svg:x="4.794cm" svg:y="0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556cm" svg:height="4.191cm" svg:x="12.668cm" svg:y="4.175cm">
          <text:p text:style-name="P2"><text:span text:style-name="T1">V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5" draw:text-style-name="P4" draw:layer="measurelines" svg:x1="16.54cm" svg:y1="13.659cm" svg:x2="16.54cm" svg:y2="32.627cm">
          <text:p text:style-name="P4"><text:span text:style-name="T2">100m</text:span></text:p>
        </draw:measure>
        <draw:custom-shape draw:style-name="gr6" draw:text-style-name="P3" draw:layer="layout" svg:width="3.556cm" svg:height="4.191cm" svg:x="12.795cm" svg:y="12.557cm">
          <text:p text:style-name="P2"><text:span text:style-name="T1">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953cm" svg:height="18.923cm" svg:x="18.423cm" svg:y="13.659cm">
          <text:p/>
          <draw:enhanced-geometry svg:viewBox="0 0 21600 21600" draw:type="rectangle" draw:enhanced-path="M 0 0 L 21600 0 21600 21600 0 21600 0 0 Z N"/>
        </draw:custom-shape>
        <draw:measure draw:style-name="gr5" draw:text-style-name="P4" draw:layer="layout" svg:x1="22.703cm" svg:y1="13.659cm" svg:x2="22.703cm" svg:y2="32.627cm">
          <text:p text:style-name="P4"><text:span text:style-name="T2">100m</text:span></text:p>
        </draw:measure>
        <draw:custom-shape draw:style-name="gr8" draw:text-style-name="P1" draw:layer="layout" svg:width="4.953cm" svg:height="18.923cm" svg:x="5.786cm" svg:y="13.659cm">
          <text:p/>
          <draw:enhanced-geometry svg:viewBox="0 0 21600 21600" draw:type="rectangle" draw:enhanced-path="M 0 0 L 21600 0 21600 21600 0 21600 0 0 Z N"/>
        </draw:custom-shape>
        <draw:measure draw:style-name="gr5" draw:text-style-name="P4" draw:layer="layout" svg:x1="10.066cm" svg:y1="13.659cm" svg:x2="10.066cm" svg:y2="32.627cm">
          <text:p text:style-name="P4"><text:span text:style-name="T2">100m</text:span></text:p>
        </draw:measure>
        <draw:custom-shape draw:style-name="gr9" draw:text-style-name="P3" draw:layer="layout" svg:width="3.556cm" svg:height="4.191cm" svg:x="6.572cm" svg:y="28.94cm">
          <text:p text:style-name="P2"><text:span text:style-name="T1">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556cm" svg:height="4.191cm" svg:x="19.145cm" svg:y="7.35cm">
          <text:p text:style-name="P2"><text:span text:style-name="T1">V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5.334cm" svg:height="2.621cm" svg:x="-0.016cm" svg:y="37.576cm">
          <draw:text-box>
            <text:p text:style-name="P5"><text:span text:style-name="T2">Lane speeds:</text:span></text:p>
          </draw:text-box>
        </draw:frame>
        <draw:frame draw:style-name="gr11" draw:text-style-name="P8" draw:layer="layout" svg:width="5.334cm" svg:height="1.527cm" svg:x="5.175cm" svg:y="38.592cm">
          <draw:text-box>
            <text:p text:style-name="P7"><text:span text:style-name="T2">V3</text:span></text:p>
          </draw:text-box>
        </draw:frame>
        <draw:frame draw:style-name="gr11" draw:text-style-name="P8" draw:layer="layout" svg:width="5.334cm" svg:height="1.527cm" svg:x="12.033cm" svg:y="38.716cm">
          <draw:text-box>
            <text:p text:style-name="P7"><text:span text:style-name="T2">V2</text:span></text:p>
          </draw:text-box>
        </draw:frame>
        <draw:frame draw:style-name="gr11" draw:text-style-name="P8" draw:layer="layout" svg:width="8.763cm" svg:height="1.527cm" svg:x="17.24cm" svg:y="38.719cm">
          <draw:text-box>
            <text:p text:style-name="P7"><text:span text:style-name="T2">GOAL_SPE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1:02:38.776464397</meta:creation-date>
    <dc:date>2019-03-06T21:38:23.653343788</dc:date>
    <meta:editing-duration>PT7M4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